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mePathResolver.getQ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PathResolver.DefaultNamePathResolv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PathResolver.getQ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PathResolver.DefaultNamePathResolver( NameResolver nResolver , PathResolver p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NamePathResolver.DefaultNamePathResolver( NamespaceResolver ns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PathResolver.DefaultNamePathResolver( NamespaceResolver nsResolver , boolean enableCach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NamePathResolver.getJCR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PathResolver.getJCR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PathResolver.DefaultNamePathResolver( Namespace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